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2.2025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Продажи приложения WinWinLand за 12.2025</text:p>
          </table:table-cell>
          <table:table-cell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умма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52:49.580387236</meta:creation-date>
    <dc:date>2026-01-14T11:56:58.770738922</dc:date>
    <meta:editing-duration>PT4M10S</meta:editing-duration>
    <meta:editing-cycles>2</meta:editing-cycles>
    <meta:generator>LibreOffice/24.8.7.2$Linux_X86_64 LibreOffice_project/480$Build-2</meta:generator>
    <meta:document-statistic meta:table-count="1" meta:cell-count="5" meta:object-count="0"/>
  </office:meta>
</office:document-meta>
</file>